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9.447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0.00</text:p>
            <text:p text:style-name="P12"/>
            <text:p text:style-name="P12"/>
            <text:p text:style-name="P12"/>
            <text:p text:style-name="P12"><text:soft-page-break/></text:p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4:02:36</dc:date>
    <meta:editing-duration>PT15H6M39S</meta:editing-duration>
    <meta:editing-cycles>29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381" meta:non-whitespace-character-count="2010"/>
  </office:meta>
</office:document-meta>
</file>